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2013.csv">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2013.csv"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14" office:value-type="float" office:value="3275.7" calcext:value-type="float">
            <text:p>3275.7</text:p>
          </table:table-cell>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14" office:value-type="float" office:value="7323" calcext:value-type="float">
            <text:p>7323</text:p>
          </table:table-cell>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14" office:value-type="float" office:value="2354.7" calcext:value-type="float">
            <text:p>2354.7</text:p>
          </table:table-cell>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14" office:value-type="float" office:value="4028.5" calcext:value-type="float">
            <text:p>4028.5</text:p>
          </table:table-cell>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14" office:value-type="float" office:value="5193.5" calcext:value-type="float">
            <text:p>5193.5</text:p>
          </table:table-cell>
          <table:table-cell table:style-name="ce7"/>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14" office:value-type="float" office:value="4161.3" calcext:value-type="float">
            <text:p>4161.3</text:p>
          </table:table-cell>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14" office:value-type="float" office:value="2941.5" calcext:value-type="float">
            <text:p>2941.5</text:p>
          </table:table-cell>
          <table:table-cell table:style-name="ce7"/>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14" office:value-type="float" office:value="3124.1" calcext:value-type="float">
            <text:p>3124.1</text:p>
          </table:table-cell>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14" office:value-type="float" office:value="2995.8" calcext:value-type="float">
            <text:p>2995.8</text:p>
          </table:table-cell>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14" office:value-type="float" office:value="3100.6" calcext:value-type="float">
            <text:p>3100.6</text:p>
          </table:table-cell>
          <table:table-cell table:style-name="ce7"/>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14" office:value-type="float" office:value="2790.7" calcext:value-type="float">
            <text:p>2790.7</text:p>
          </table:table-cell>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14" office:value-type="float" office:value="2450.4" calcext:value-type="float">
            <text:p>2450.4</text:p>
          </table:table-cell>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14" office:value-type="float" office:value="2490.2" calcext:value-type="float">
            <text:p>2490.2</text:p>
          </table:table-cell>
          <table:table-cell table:style-name="ce7"/>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14" office:value-type="float" office:value="2413.4" calcext:value-type="float">
            <text:p>2413.4</text:p>
          </table:table-cell>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14" office:value-type="float" office:value="2829.7" calcext:value-type="float">
            <text:p>2829.7</text:p>
          </table:table-cell>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14" office:value-type="float" office:value="6465.9" calcext:value-type="float">
            <text:p>6465.9</text:p>
          </table:table-cell>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4" office:value-type="float" office:value="2588.3" calcext:value-type="float">
            <text:p>2588.3</text:p>
          </table:table-cell>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14" office:value-type="float" office:value="3169.1" calcext:value-type="float">
            <text:p>3169.1</text:p>
          </table:table-cell>
          <table:table-cell table:style-name="ce7"/>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4" office:value-type="float" office:value="4024.2" calcext:value-type="float">
            <text:p>4024.2</text:p>
          </table:table-cell>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14" office:value-type="float" office:value="4583.7" calcext:value-type="float">
            <text:p>4583.7</text:p>
          </table:table-cell>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2013.csv" style:display-name="PageStyle_Health_Years_of_Life_Lost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